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ucida Console', Monaco, monospace"/>
    <style:font-face style:name="Monaco" svg:font-family="Monaco, Consolas, monospace"/>
    <style:font-face style:name="monospace" svg:font-family="monospace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style="normal" officeooo:rsid="00199c2d" style:font-size-asian="11pt" style:font-size-complex="11pt"/>
    </style:style>
    <style:style style:name="P5" style:family="paragraph" style:parent-style-name="Standard">
      <style:text-properties fo:font-size="11pt" fo:font-style="normal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2abc3a" officeooo:paragraph-rsid="002abc3a"/>
    </style:style>
    <style:style style:name="P7" style:family="paragraph" style:parent-style-name="Text_20_body">
      <style:paragraph-properties fo:margin-top="0cm" fo:margin-bottom="0cm" style:contextual-spacing="false"/>
      <style:text-properties fo:font-weight="bold" officeooo:rsid="002abc3a" officeooo:paragraph-rsid="002abc3a" style:font-weight-asian="bold" style:font-weight-complex="bold"/>
    </style:style>
    <style:style style:name="P8" style:family="paragraph" style:parent-style-name="Title"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fo:font-weight="normal" officeooo:rsid="002d538a" officeooo:paragraph-rsid="002f2e13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text-properties fo:font-size="11pt" officeooo:paragraph-rsid="0036ac15" style:font-size-asian="11pt" style:font-size-complex="11pt"/>
    </style:style>
    <style:style style:name="P12" style:family="paragraph" style:parent-style-name="Standard">
      <style:text-properties fo:font-size="11pt" fo:font-weight="bold" officeooo:paragraph-rsid="0036ac15" style:font-size-asian="11pt" style:font-weight-asian="bold" style:font-size-complex="11pt" style:font-weight-complex="bold"/>
    </style:style>
    <style:style style:name="P13" style:family="paragraph" style:parent-style-name="Standard">
      <style:text-properties officeooo:paragraph-rsid="0036ac15"/>
    </style:style>
    <style:style style:name="P14" style:family="paragraph" style:parent-style-name="Standard">
      <style:text-properties officeooo:paragraph-rsid="003a63a1"/>
    </style:style>
    <style:style style:name="P15" style:family="paragraph" style:parent-style-name="Standard">
      <style:text-properties fo:font-weight="bold" officeooo:paragraph-rsid="003a63a1" style:font-weight-asian="bold" style:font-weight-complex="bold"/>
    </style:style>
    <style:style style:name="P16" style:family="paragraph" style:parent-style-name="Standard">
      <style:text-properties officeooo:rsid="003ce919" officeooo:paragraph-rsid="003ce919"/>
    </style:style>
    <style:style style:name="P17" style:family="paragraph" style:parent-style-name="Standard">
      <style:text-properties officeooo:paragraph-rsid="003ce919"/>
    </style:style>
    <style:style style:name="P18" style:family="paragraph" style:parent-style-name="Standard">
      <style:text-properties officeooo:rsid="003dad1e" officeooo:paragraph-rsid="003dad1e"/>
    </style:style>
    <style:style style:name="P19" style:family="paragraph" style:parent-style-name="Text_20_body">
      <style:text-properties officeooo:rsid="003e9f6b" officeooo:paragraph-rsid="003e9f6b"/>
    </style:style>
    <style:style style:name="P20" style:family="paragraph" style:parent-style-name="Text_20_body">
      <style:text-properties fo:font-weight="bold" officeooo:rsid="003e9f6b" officeooo:paragraph-rsid="003e9f6b" style:font-weight-asian="bold" style:font-weight-complex="bold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officeooo:rsid="002638ee" officeooo:paragraph-rsid="002638ee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officeooo:rsid="00271bef" officeooo:paragraph-rsid="00271bef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officeooo:rsid="0028fab7" officeooo:paragraph-rsid="0028fab7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officeooo:rsid="002abc3a" officeooo:paragraph-rsid="002abc3a"/>
    </style:style>
    <style:style style:name="P25" style:family="paragraph" style:parent-style-name="Heading_20_1">
      <style:text-properties fo:font-weight="normal" officeooo:paragraph-rsid="002f1558" style:font-weight-asian="normal" style:font-weight-complex="normal"/>
    </style:style>
    <style:style style:name="P26" style:family="paragraph" style:parent-style-name="Heading_20_1">
      <style:text-properties officeooo:paragraph-rsid="00352f9e"/>
    </style:style>
    <style:style style:name="P27" style:family="paragraph" style:parent-style-name="Heading_20_1">
      <style:text-properties officeooo:rsid="003e9f6b" officeooo:paragraph-rsid="003e9f6b"/>
    </style:style>
    <style:style style:name="P28" style:family="paragraph" style:parent-style-name="Heading_20_2">
      <style:text-properties officeooo:rsid="0032fac5" officeooo:paragraph-rsid="0032fac5"/>
    </style:style>
    <style:style style:name="P29" style:family="paragraph" style:parent-style-name="Heading_20_2">
      <style:text-properties officeooo:paragraph-rsid="003ce91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993f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ac15" style:font-weight-asian="bold" style:font-weight-complex="bold"/>
    </style:style>
    <style:style style:name="T5" style:family="text">
      <style:text-properties fo:font-weight="bold" officeooo:rsid="0037ef54" style:font-weight-asian="bold" style:font-weight-complex="bold"/>
    </style:style>
    <style:style style:name="T6" style:family="text">
      <style:text-properties fo:font-style="normal"/>
    </style:style>
    <style:style style:name="T7" style:family="text">
      <style:text-properties fo:font-style="normal" fo:font-weight="bold" style:font-weight-asian="bold" style:font-weight-complex="bold"/>
    </style:style>
    <style:style style:name="T8" style:family="text">
      <style:text-properties fo:font-style="normal" officeooo:rsid="00199c2d"/>
    </style:style>
    <style:style style:name="T9" style:family="text">
      <style:text-properties fo:font-style="normal" officeooo:rsid="001c36ea"/>
    </style:style>
    <style:style style:name="T10" style:family="text">
      <style:text-properties fo:font-style="normal" officeooo:rsid="00238f15"/>
    </style:style>
    <style:style style:name="T11" style:family="text">
      <style:text-properties officeooo:rsid="002190b0"/>
    </style:style>
    <style:style style:name="T12" style:family="text">
      <style:text-properties officeooo:rsid="0028fab7"/>
    </style:style>
    <style:style style:name="T13" style:family="text">
      <style:text-properties officeooo:rsid="002a4e15"/>
    </style:style>
    <style:style style:name="T14" style:family="text">
      <style:text-properties officeooo:rsid="00352f9e"/>
    </style:style>
    <style:style style:name="T15" style:family="text">
      <style:text-properties fo:font-size="11pt" fo:font-style="normal" fo:font-weight="bold" officeooo:rsid="0036ac15" style:font-size-asian="11pt" style:font-weight-asian="bold" style:font-size-complex="11pt" style:font-weight-complex="bold"/>
    </style:style>
    <style:style style:name="T16" style:family="text">
      <style:text-properties officeooo:rsid="0036ac15"/>
    </style:style>
    <style:style style:name="T17" style:family="text">
      <style:text-properties officeooo:rsid="003a63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4">Yeoman – making generators</text:span></text:p>
      <text:h text:style-name="P26" text:outline-level="1"><text:span text:style-name="T14">Extending base</text:span></text:h>
      <text:p text:style-name="P12"><text:span text:style-name="T14">yeoman.generators.Base.extend({</text:span></text:p>
      <text:p text:style-name="P11"><text:span text:style-name="T3"><text:s text:c="4"/></text:span><text:span text:style-name="T4">myFunction: function myFunction(){</text:span></text:p>
      <text:p text:style-name="P11"><text:span text:style-name="T4"><text:tab/>//my code</text:span></text:p>
      <text:p text:style-name="P11"><text:s text:c="4"/><text:span text:style-name="T16">}, </text:span></text:p>
      <text:p text:style-name="P11"><text:s text:c="4"/><text:span text:style-name="T3">//</text:span><text:span text:style-name="T5">etc.</text:span></text:p>
      <text:p text:style-name="P13"><text:span text:style-name="T15">});</text:span></text:p>
      <text:h text:style-name="P27" text:outline-level="1">Options</text:h>
      <text:h text:style-name="Heading_20_2" text:outline-level="2">Add option support</text:h>
      <text:p text:style-name="P20">this.option('nameOfOption');</text:p>
      <text:p text:style-name="P19">* --nameOfOption is now an acceptable command line flag</text:p>
      <text:h text:style-name="Heading_20_1" text:outline-level="1"><text:span text:style-name="T14">Writing files</text:span></text:h>
      <text:p text:style-name="P15"><text:span text:style-name="T14">this.dest.write(filepath, content, writeFile)</text:span></text:p>
      <text:p text:style-name="P14">-- <text:span text:style-name="T17">writefile: object containing options for the file writing – </text:span><text:a xlink:type="simple" xlink:href="http://nodejs.org/api/fs.html#fs_fs_writefile_filename_data_options_callback"><text:span text:style-name="T17">standard node api options object for fs.writeFile</text:span></text:a><text:span text:style-name="T17"><text:tab/></text:span></text:p>
      <text:h text:style-name="Heading_20_1" text:outline-level="1">Template processing</text:h>
      <text:h text:style-name="P29" text:outline-level="2">this.template(source, destination, templateData, options)</text:h>
      <text:p text:style-name="P16"><text:span text:style-name="T3">source</text:span>: source file, containing template tags</text:p>
      <text:p text:style-name="P18"><text:span text:style-name="T3">destination</text:span>: output file, with templates rendered</text:p>
      <text:p text:style-name="P16"><text:span text:style-name="T3">templateData</text:span>: object literal of key-value pairs where key === name of template 'variable', and value = thing to replace it with in the template file</text:p>
      <text:h text:style-name="P26" text:outline-level="1">Creating a server</text:h>
      <text:h text:style-name="Heading_20_2" text:outline-level="2">Constructing</text:h>
      <text:p text:style-name="Standard">var Hapi = require('hapi');</text:p>
      <text:p text:style-name="Standard">var server = new Hapi.Server();</text:p>
      <text:p text:style-name="Standard">server.connection({ port: 3000 });</text:p>
      <text:h text:style-name="Heading_20_2" text:outline-level="2">Launching</text:h>
      <text:p text:style-name="Standard">server.start(function(){</text:p>
      <text:p text:style-name="Standard"><text:tab/>//server <text:span text:style-name="T11">onlaunch behaviour code</text:span></text:p>
      <text:p text:style-name="Standard">});</text:p>
      <text:p text:style-name="Standard"/>
      <text:h text:style-name="Heading_20_1" text:outline-level="1">Routing</text:h>
      <text:p text:style-name="P3">server.route({</text:p>
      <text:p text:style-name="P2"><text:span text:style-name="T3"><text:s text:c="4"/></text:span><text:span text:style-name="T7">method: 'GET',</text:span><text:span text:style-name="T6"><text:tab/>// </text:span><text:span text:style-name="T10">Any http method, array of http methods, or an asterisk to allow any method</text:span></text:p>
      <text:p text:style-name="P2"><text:s text:c="4"/><text:span text:style-name="T7">path: '/',</text:span></text:p>
      <text:p text:style-name="P2"><text:s text:c="4"/><text:span text:style-name="T7">handler: function (request, reply) {</text:span></text:p>
      <text:p text:style-name="P2"><text:span text:style-name="T6"><text:tab/>// </text:span><text:span text:style-name="T8">code here for server behaviour</text:span></text:p>
      <text:p text:style-name="P4"><text:soft-page-break/><text:tab/>// reply('string');<text:tab/>// --&gt; outputs a string to the page e.g.:</text:p>
      <text:p text:style-name="P2"><text:span text:style-name="T3"><text:s text:c="8"/></text:span><text:span text:style-name="T7">reply('Hello, world!');</text:span><text:span text:style-name="T6"><text:tab/>// --</text:span><text:span text:style-name="T9">&gt; displays Hello, world! on the page at localhost:3000</text:span></text:p>
      <text:p text:style-name="P2"><text:s text:c="4"/><text:span text:style-name="T7">}</text:span></text:p>
      <text:p text:style-name="P5">});</text:p>
      <text:h text:style-name="P28" text:outline-level="2">Defining a route</text:h>
      <text:p text:style-name="P1">server.route({ </text:p>
      <text:p text:style-name="P1"><text:tab/>method: 'GET', </text:p>
      <text:p text:style-name="P1"><text:tab/>path: "/{name}", </text:p>
      <text:p text:style-name="Standard"><text:span text:style-name="T3"><text:tab/>handler: function(request, reply){</text:span> </text:p>
      <text:p text:style-name="Standard"><text:tab/><text:tab/><text:span text:style-name="T3">reply("Hello, " + encodeURIComponent(request.params.name));</text:span> </text:p>
      <text:p text:style-name="Standard"><text:tab/><text:tab/>// --&gt; outputs whatever text was present after a slash following localhost:3000 e.g.</text:p>
      <text:p text:style-name="Standard"><text:tab/><text:tab/>// if the user visited localhost:3000/meeka, the page would show: <text:s/>Hello, Meeka</text:p>
      <text:p text:style-name="Standard"><text:tab/><text:span text:style-name="T3">} </text:span></text:p>
      <text:p text:style-name="Standard"><text:span text:style-name="T3">});</text:span> </text:p>
      <text:h text:style-name="Heading_20_2" text:outline-level="2">Serving directory</text:h>
      <text:p text:style-name="P9"/>
      <text:h text:style-name="Heading_20_1" text:outline-level="1">Plugins</text:h>
      <text:h text:style-name="Heading_20_2" text:outline-level="2">Good</text:h>
      <text:list xml:id="list1723354960439431032" text:style-name="L1">
        <text:list-item>
          <text:p text:style-name="P21">Process monitoring, <text:span text:style-name="T13">logging</text:span></text:p>
        </text:list-item>
        <text:list-item>
          <text:p text:style-name="P22">Watches for any of these event types:</text:p>
          <text:list>
            <text:list-item>
              <text:p text:style-name="P22">ops<text:tab/> - </text:p>
            </text:list-item>
            <text:list-item>
              <text:p text:style-name="P22">reponse<text:tab/> -</text:p>
            </text:list-item>
            <text:list-item>
              <text:p text:style-name="P22">log<text:tab/> -</text:p>
            </text:list-item>
            <text:list-item>
              <text:p text:style-name="P22">error<text:tab/> - <text:span text:style-name="T12">request responses with status code 500 (maps to request-error hapi event)</text:span></text:p>
            </text:list-item>
            <text:list-item>
              <text:p text:style-name="P23">request<text:tab/> - request logging information. Maps to hapi request event emitted to request.log()</text:p>
            </text:list-item>
            <text:list-item>
              <text:p text:style-name="P23">wreck<text:tab/> -</text:p>
            </text:list-item>
          </text:list>
        </text:list-item>
        <text:list-item>
          <text:p text:style-name="P24">Example usage:</text:p>
        </text:list-item>
      </text:list>
      <text:p text:style-name="P7"><text:tab/><text:tab/>server.register({ </text:p>
      <text:p text:style-name="P7"><text:tab/><text:tab/><text:tab/>register: Good, </text:p>
      <text:p text:style-name="P7"><text:tab/><text:tab/><text:tab/>options: { </text:p>
      <text:p text:style-name="P7"><text:tab/><text:tab/><text:tab/><text:tab/>reporters: [{ </text:p>
      <text:p text:style-name="P7"><text:tab/><text:tab/><text:tab/><text:tab/><text:tab/>reporter: require('good-console'), </text:p>
      <text:p text:style-name="P7"><text:tab/><text:tab/><text:tab/><text:tab/><text:tab/>events: { </text:p>
      <text:p text:style-name="P7"><text:tab/><text:tab/><text:tab/><text:tab/><text:tab/><text:tab/>response: '*', </text:p>
      <text:p text:style-name="P7"><text:tab/><text:tab/><text:tab/><text:tab/><text:tab/><text:tab/>log: '*' </text:p>
      <text:p text:style-name="P7"><text:tab/><text:tab/><text:tab/><text:tab/><text:tab/>} </text:p>
      <text:p text:style-name="P7"><text:tab/><text:tab/><text:tab/><text:tab/>}] </text:p>
      <text:p text:style-name="P7"><text:tab/><text:tab/><text:tab/>} </text:p>
      <text:p text:style-name="P7"><text:tab/><text:tab/>}, function(err){ </text:p>
      <text:p text:style-name="P7"><text:tab/><text:tab/><text:tab/>if (err) { </text:p>
      <text:p text:style-name="P7"><text:tab/><text:tab/><text:tab/><text:tab/>throw err;<text:tab/>// plugin failure handling </text:p>
      <text:p text:style-name="P7"><text:tab/><text:tab/><text:tab/>} </text:p>
      <text:p text:style-name="P7"><text:tab/><text:tab/><text:tab/>server.start(function(){ </text:p>
      <text:p text:style-name="P7"><text:tab/><text:tab/><text:tab/><text:tab/>console.log('Server running at: ' + server.info.uri); </text:p>
      <text:p text:style-name="P7"><text:tab/><text:tab/><text:tab/>}); </text:p>
      <text:p text:style-name="P6"><text:span text:style-name="T3"><text:tab/><text:tab/>});</text:span> <text:span text:style-name="T3"><text:tab/>//--&gt; </text:span><text:span text:style-name="T1">outputs </text:span><text:span text:style-name="T2">web address: get / {} 200 (17ms) when you visit a page</text:span></text:p>
      <text:p text:style-name="P6"><text:soft-page-break/></text:p>
      <text:h text:style-name="Heading_20_1" text:outline-level="1"><text:span text:style-name="T2">L</text:span><text:span text:style-name="T1">ogging</text:span></text:h>
      <text:h text:style-name="P2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ucida Console', Monaco, monospace"/>
    <style:font-face style:name="Monaco" svg:font-family="Monaco, Consolas, monospace"/>
    <style:font-face style:name="monospace" svg:font-family="monospace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99cm" fo:margin-right="0cm" fo:text-indent="0cm" style:auto-text-indent="false"/>
      <style:text-properties style:font-name="Liberation Serif" fo:font-family="'Liberation Serif'" style:font-family-generic="roman" style:font-pitch="variable" fo:font-size="11pt" fo:font-weight="normal" officeooo:rsid="001e418a" style:font-size-asian="11pt" style:font-weight-asian="normal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officeooo:rsid="0015a455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01cm" fo:margin-right="0cm" fo:margin-top="0.353cm" fo:margin-bottom="0.212cm" style:contextual-spacing="false" fo:text-indent="0cm" style:auto-text-indent="false" fo:keep-with-next="always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faulkner </meta:initial-creator>
    <meta:creation-date>2015-07-27T23:30:41.736960426</meta:creation-date>
    <dc:date>2015-07-30T02:28:55.977951199</dc:date>
    <dc:creator>andfaulkner </dc:creator>
    <meta:editing-duration>PT4H2M20S</meta:editing-duration>
    <meta:editing-cycles>35</meta:editing-cycles>
    <meta:generator>LibreOffice/4.2.6.3$Linux_X86_64 LibreOffice_project/420m0$Build-3</meta:generator>
    <meta:document-statistic meta:table-count="0" meta:image-count="0" meta:object-count="0" meta:page-count="3" meta:paragraph-count="81" meta:word-count="333" meta:character-count="2385" meta:non-whitespace-character-count="1989"/>
  </office:meta>
</office:document-meta>
</file>